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7cm" svg:height="1.7cm" svg:x="1.3cm" svg:y="6.5cm"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2.3cm" svg:x="5.6cm" svg:y="5.3cm"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cm" svg:height="1.1cm" svg:x="5.9cm" svg:y="4.5cm">
          <text:p text:style-name="P1"><text:span text:style-name="T1">Own 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3cm" svg:x="11.2cm" svg:y="4.8cm"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771cm" svg:height="2.2cm" svg:x="11.3cm" svg:y="1.9cm">
          <text:p text:style-name="P1"><text:span text:style-name="T1">Own</text:span></text:p>
          <text:p text:style-name="P1"><text:span text:style-name="T1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0.5cm" svg:height="2.3cm" svg:x="17.2cm" svg:y="4cm"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771cm" svg:height="2.2cm" svg:x="17.4cm" svg:y="1.1cm">
          <text:p text:style-name="P1"><text:span text:style-name="T1">Own</text:span></text:p>
          <text:p text:style-name="P1"><text:span text:style-name="T1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771cm" svg:height="2.2cm" svg:x="22.5cm" svg:y="1.1cm">
          <text:p text:style-name="P1"><text:span text:style-name="T1">Own web</text:span></text:p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cm" svg:height="1.1cm" svg:x="11.5cm" svg:y="4cm">
          <text:p text:style-name="P1"><text:span text:style-name="T1">Own AP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4cm" svg:height="1.1cm" svg:x="17.7cm" svg:y="3.2cm">
          <text:p text:style-name="P1"><text:span text:style-name="T1">Own AP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6.567cm" svg:height="2.978cm" draw:transform="rotate (0.0958185759344887) translate (1.166cm 8.109cm)">
          <text:p text:style-name="P1"><text:span text:style-name="T1">Need more man-hour</text:span></text:p>
          <draw:enhanced-geometry svg:viewBox="0 0 21600 21600" draw:text-areas="0 ?f0 ?f5 ?f2" draw:type="right-arrow" draw:modifiers="16243.9024390244 4230.433172898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3.7cm" svg:height="1.7cm" svg:x="1.234cm" svg:y="15.003cm"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2.3cm" svg:x="5.534cm" svg:y="13.803cm"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cm" svg:height="1.1cm" svg:x="5.834cm" svg:y="13.003cm">
          <text:p text:style-name="P1"><text:span text:style-name="T1">POSIX 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3cm" svg:x="11.134cm" svg:y="13.303cm"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71cm" svg:height="2.2cm" svg:x="11.234cm" svg:y="10.403cm">
          <text:p text:style-name="P1"><text:span text:style-name="T1">Existing</text:span></text:p>
          <text:p text:style-name="P1"><text:span text:style-name="T1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0.5cm" svg:height="2.3cm" svg:x="17.134cm" svg:y="12.403cm"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71cm" svg:height="2.2cm" svg:x="17.334cm" svg:y="9.503cm">
          <text:p text:style-name="P1"><text:span text:style-name="T1">Existing</text:span></text:p>
          <text:p text:style-name="P1"><text:span text:style-name="T1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71cm" svg:height="2.2cm" svg:x="22.434cm" svg:y="9.503cm">
          <text:p text:style-name="P1"><text:span text:style-name="T1">Existing web</text:span></text:p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cm" svg:height="1.1cm" svg:x="11.434cm" svg:y="12.503cm">
          <text:p text:style-name="P1"><text:span text:style-name="T1">POSIX AP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03cm" svg:height="1.1cm" svg:x="17.764cm" svg:y="11.603cm">
          <text:p text:style-name="P1"><text:span text:style-name="T1">POSIX AP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6.567cm" svg:height="2.7cm" draw:transform="rotate (0.0958185759344887) translate (1.1cm 16.412cm)">
          <text:p text:style-name="P1"><text:span text:style-name="T1">Need less man-hour</text:span></text:p>
          <draw:enhanced-geometry svg:viewBox="0 0 21600 21600" draw:text-areas="0 ?f0 ?f5 ?f2" draw:type="right-arrow" draw:modifiers="16266.6666666667 6349.64827841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2-10T16:22:01.734208356</dc:date>
    <dc:creator>Okabe Kiwamu</dc:creator>
    <meta:editing-duration>PT1H59M19S</meta:editing-duration>
    <meta:editing-cycles>176</meta:editing-cycles>
    <meta:generator>LibreOffice/4.1.3.2$Linux_X86_64 LibreOffice_project/410m0$Build-2</meta:generator>
    <meta:document-statistic meta:object-count="22"/>
  </office:meta>
</office:document-meta>
</file>